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aee" officeooo:paragraph-rsid="00093aee"/>
    </style:style>
    <style:style style:name="P2" style:family="paragraph" style:parent-style-name="Standard">
      <style:text-properties officeooo:rsid="00093aee" officeooo:paragraph-rsid="00093aee"/>
    </style:style>
    <style:style style:name="P3" style:family="paragraph" style:parent-style-name="Standard">
      <style:text-properties officeooo:rsid="000b1179" officeooo:paragraph-rsid="000b1179"/>
    </style:style>
    <style:style style:name="T1" style:family="text">
      <style:text-properties officeooo:rsid="000bd8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ARCH FOR THE COMPLETE LIBREOFFICE COURSE ON YOURTUBE.</text:p>
      <text:p text:style-name="P1">Sudo apt auto remove</text:p>
      <text:p text:style-name="P1"/>
      <text:p text:style-name="P1">name=”bob”</text:p>
      <text:p text:style-name="P1"/>
      <text:p text:style-name="P1">export AGE=25</text:p>
      <text:p text:style-name="P1"/>
      <text:p text:style-name="P1">unset name</text:p>
      <text:p text:style-name="P1">unset AGE</text:p>
      <text:p text:style-name="P1"/>
      <text:p text:style-name="P1">which</text:p>
      <text:p text:style-name="P1">type</text:p>
      <text:p text:style-name="P1"/>
      <text:p text:style-name="P3">note: I can write scripts containing all necessary local variables <text:span text:style-name="T1">and aliases to</text:span> run them whenever I need, even if it entails running them each time I login in to the my computer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1:26:57.088184038</meta:creation-date>
    <dc:date>2023-10-25T15:28:32.638937287</dc:date>
    <meta:editing-duration>P4DT12H55M11S</meta:editing-duration>
    <meta:editing-cycles>3</meta:editing-cycles>
    <meta:generator>LibreOffice/7.5.7.1$Linux_X86_64 LibreOffice_project/50$Build-1</meta:generator>
    <meta:document-statistic meta:table-count="0" meta:image-count="0" meta:object-count="0" meta:page-count="1" meta:paragraph-count="9" meta:word-count="54" meta:character-count="306" meta:non-whitespace-character-count="261"/>
  </office:meta>
</office:document-meta>
</file>